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0.06pt"/>
    </style:style>
    <style:style style:name="co2" style:family="table-column">
      <style:table-column-properties fo:break-before="auto" style:column-width="67.4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rand10k</text:p>
          </table:table-cell>
          <table:table-cell office:value-type="string" calcext:value-type="string">
            <text:p>rand20k</text:p>
          </table:table-cell>
          <table:table-cell office:value-type="string" calcext:value-type="string">
            <text:p>rand30k</text:p>
          </table:table-cell>
          <table:table-cell office:value-type="string" calcext:value-type="string">
            <text:p>rand40k</text:p>
          </table:table-cell>
          <table:table-cell office:value-type="string" calcext:value-type="string">
            <text:p>rand50k</text:p>
          </table:table-cell>
        </table:table-row>
        <table:table-row table:style-name="ro1">
          <table:table-cell office:value-type="string" calcext:value-type="string">
            <text:p>Insert Average</text:p>
          </table:table-cell>
          <table:table-cell office:value-type="float" office:value="0.1797" calcext:value-type="float">
            <text:p>0.1797</text:p>
          </table:table-cell>
          <table:table-cell office:value-type="float" office:value="0.1795" calcext:value-type="float">
            <text:p>0.1795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1776" calcext:value-type="float">
            <text:p>0.1776</text:p>
          </table:table-cell>
          <table:table-cell office:value-type="float" office:value="0.1595" calcext:value-type="float">
            <text:p>0.1595</text:p>
          </table:table-cell>
        </table:table-row>
        <table:table-row table:style-name="ro1">
          <table:table-cell office:value-type="string" calcext:value-type="string">
            <text:p>Remove Average</text:p>
          </table:table-cell>
          <table:table-cell office:value-type="float" office:value="1142.78" calcext:value-type="float">
            <text:p>1142.78</text:p>
          </table:table-cell>
          <table:table-cell office:value-type="float" office:value="2263.52" calcext:value-type="float">
            <text:p>2263.52</text:p>
          </table:table-cell>
          <table:table-cell office:value-type="float" office:value="3262.57" calcext:value-type="float">
            <text:p>3262.57</text:p>
          </table:table-cell>
          <table:table-cell office:value-type="float" office:value="4356.1" calcext:value-type="float">
            <text:p>4356.1</text:p>
          </table:table-cell>
          <table:table-cell office:value-type="float" office:value="5519.77" calcext:value-type="float">
            <text:p>5519.77</text:p>
          </table:table-cell>
        </table:table-row>
        <table:table-row table:style-name="ro1">
          <table:table-cell office:value-type="string" calcext:value-type="string">
            <text:p>Find Average</text:p>
          </table:table-cell>
          <table:table-cell office:value-type="float" office:value="415.49" calcext:value-type="float">
            <text:p>415.49</text:p>
          </table:table-cell>
          <table:table-cell office:value-type="float" office:value="804.183" calcext:value-type="float">
            <text:p>804.183</text:p>
          </table:table-cell>
          <table:table-cell office:value-type="float" office:value="1193.39" calcext:value-type="float">
            <text:p>1193.39</text:p>
          </table:table-cell>
          <table:table-cell office:value-type="float" office:value="1551.68" calcext:value-type="float">
            <text:p>1551.68</text:p>
          </table:table-cell>
          <table:table-cell office:value-type="float" office:value="1927.93" calcext:value-type="float">
            <text:p>1927.93</text:p>
          </table:table-cell>
        </table:table-row>
        <table:table-row table:style-name="ro1">
          <table:table-cell office:value-type="string" calcext:value-type="string">
            <text:p>Range Average</text:p>
          </table:table-cell>
          <table:table-cell office:value-type="float" office:value="2005" calcext:value-type="float">
            <text:p>2005</text:p>
          </table:table-cell>
          <table:table-cell office:value-type="float" office:value="5823" calcext:value-type="float">
            <text:p>5823</text:p>
          </table:table-cell>
          <table:table-cell office:value-type="float" office:value="6944" calcext:value-type="float">
            <text:p>6944</text:p>
          </table:table-cell>
          <table:table-cell office:value-type="float" office:value="11261" calcext:value-type="float">
            <text:p>11261</text:p>
          </table:table-cell>
          <table:table-cell office:value-type="float" office:value="12689" calcext:value-type="float">
            <text:p>12689</text:p>
          </table:table-cell>
        </table:table-row>
        <table:table-row table:style-name="ro1">
          <table:table-cell office:value-type="string" calcext:value-type="string">
            <text:p>Sort Average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20:55:38.095804317</meta:creation-date>
    <dc:date>2019-09-23T21:06:41.438229733</dc:date>
    <meta:editing-duration>PT43S</meta:editing-duration>
    <meta:editing-cycles>1</meta:editing-cycles>
    <meta:document-statistic meta:table-count="1" meta:cell-count="35" meta:object-count="0"/>
    <meta:generator>LibreOffice/6.2.6.2$Linux_X86_64 LibreOffice_project/20$Build-2</meta:generator>
  </office:meta>
</office:document-meta>
</file>